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3854in"/>
    </style:style>
    <style:style style:name="co3" style:family="table-column">
      <style:table-column-properties fo:break-before="auto" style:column-width="3.7098in"/>
    </style:style>
    <style:style style:name="co4" style:family="table-column">
      <style:table-column-properties fo:break-before="auto" style:column-width="0.7717in"/>
    </style:style>
    <style:style style:name="co5" style:family="table-column">
      <style:table-column-properties fo:break-before="auto" style:column-width="0.6752in"/>
    </style:style>
    <style:style style:name="co6" style:family="table-column">
      <style:table-column-properties fo:break-before="auto" style:column-width="0.9646in"/>
    </style:style>
    <style:style style:name="co7" style:family="table-column">
      <style:table-column-properties fo:break-before="auto" style:column-width="0.2354in"/>
    </style:style>
    <style:style style:name="co8" style:family="table-column">
      <style:table-column-properties fo:break-before="auto" style:column-width="0.2035in"/>
    </style:style>
    <style:style style:name="co9" style:family="table-column">
      <style:table-column-properties fo:break-before="auto" style:column-width="0.5783in"/>
    </style:style>
    <style:style style:name="co10" style:family="table-column">
      <style:table-column-properties fo:break-before="auto" style:column-width="0.5465in"/>
    </style:style>
    <style:style style:name="co11"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1764in" fo:break-before="auto" style:use-optimal-row-height="true"/>
    </style:style>
    <style:style style:name="ro5" style:family="table-row">
      <style:table-row-properties style:row-height="0.2173in" fo:break-before="auto" style:use-optimal-row-height="false"/>
    </style:style>
    <style:style style:name="ro6" style:family="table-row">
      <style:table-row-properties style:row-height="0.3311in" fo:break-before="auto" style:use-optimal-row-height="true"/>
    </style:style>
    <style:style style:name="ro7" style:family="table-row">
      <style:table-row-properties style:row-height="0.186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properties style:text-position="" fo:font-weight="bold" style:font-weight-asian="bold" style:font-weight-complex="bold"/>
    </style:style>
    <style:style style:name="ce2" style:family="table-cell" style:parent-style-name="Default">
      <style:table-cell-properties fo:background-color="#ff420e"/>
      <style:text-properties style:text-position="" fo:font-weight="bold" style:font-weight-asian="bold" style:font-weight-complex="bold"/>
    </style:style>
    <style:style style:name="ce3" style:family="table-cell" style:parent-style-name="Default">
      <style:table-cell-properties fo:background-color="#008000"/>
      <style:text-properties style:text-position="" fo:font-weight="bold" style:font-weight-asian="bold" style:font-weight-complex="bold"/>
    </style:style>
    <style:style style:name="ce4" style:family="table-cell" style:parent-style-name="Default">
      <style:text-properties style:text-position="" fo:font-weight="bold" style:font-weight-asian="bold" style:font-weight-complex="bold"/>
    </style:style>
    <style:style style:name="ce5" style:family="table-cell" style:parent-style-name="Default">
      <style:table-cell-properties style:text-align-source="fix" style:repeat-content="false"/>
      <style:paragraph-properties fo:text-align="end" fo:margin-left="0in"/>
      <style:text-properties style:text-position=""/>
    </style:style>
    <style:style style:name="ce6" style:family="table-cell" style:parent-style-name="Default">
      <style:text-properties fo:font-weight="bold" style:font-weight-asian="bold" style:font-weight-complex="bold"/>
    </style:style>
    <style:style style:name="ce7" style:family="table-cell" style:parent-style-name="Default">
      <style:text-properties fo:font-weight="normal" style:font-weight-asian="normal" style:font-weight-complex="normal"/>
    </style:style>
    <style:style style:name="ce8" style:family="table-cell" style:parent-style-name="Default">
      <style:text-properties fo:font-style="normal" fo:font-weight="normal" style:font-style-asian="normal" style:font-weight-asian="normal" style:font-style-complex="normal" style:font-weight-complex="normal"/>
    </style:style>
    <style:style style:name="ce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ext-properties style:font-name="Arial"/>
    </style:style>
    <style:style style:name="ce12" style:family="table-cell" style:parent-style-name="Default">
      <style:table-cell-properties style:text-align-source="fix" style:repeat-content="false"/>
      <style:paragraph-properties fo:text-align="start" fo:margin-left="0in"/>
      <style:text-properties style:font-name="Arial"/>
    </style:style>
    <style:style style:name="ce13" style:family="table-cell" style:parent-style-name="Default">
      <style:table-cell-properties fo:background-color="#ff0000"/>
      <style:text-properties style:font-name="Arial" fo:font-size="10.5pt" fo:font-weight="bold" style:font-size-asian="10.5pt" style:font-weight-asian="bold" style:font-size-complex="10.5pt" style:font-weight-complex="bold"/>
    </style:style>
    <style:style style:name="ce14" style:family="table-cell" style:parent-style-name="Default">
      <style:table-cell-properties fo:background-color="#ff0000"/>
    </style:style>
    <style:style style:name="ce15" style:family="table-cell" style:parent-style-name="Default">
      <style:table-cell-properties fo:background-color="#ff420e"/>
      <style:text-properties style:font-name="Arial" fo:font-size="10.5pt" fo:font-weight="bold" style:font-size-asian="10.5pt" style:font-weight-asian="bold" style:font-size-complex="10.5pt" style:font-weight-complex="bold"/>
    </style:style>
    <style:style style:name="ce16" style:family="table-cell" style:parent-style-name="Default">
      <style:table-cell-properties fo:background-color="#ff420e"/>
    </style:style>
    <style:style style:name="ce17" style:family="table-cell" style:parent-style-name="Default">
      <style:table-cell-properties fo:background-color="#00ae00"/>
      <style:text-properties style:font-name="Arial" fo:font-size="10.5pt" fo:font-weight="bold" style:font-size-asian="10.5pt" style:font-weight-asian="bold" style:font-size-complex="10.5pt" style:font-weight-complex="bold"/>
    </style:style>
    <style:style style:name="ce18" style:family="table-cell" style:parent-style-name="Default">
      <style:table-cell-properties fo:background-color="#00ae00"/>
    </style:style>
    <style:style style:name="ce19"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20" style:family="table-cell" style:parent-style-name="Default">
      <style:text-properties style:font-name="Arial" fo:font-size="10pt" style:font-size-asian="10pt" style:font-size-complex="10pt"/>
    </style:style>
    <style:style style:name="ce21"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index" table:style-name="ta1">
        <table:table-column table:style-name="co1" table:default-cell-style-name="Default"/>
        <table:table-column table:style-name="co2" table:default-cell-style-name="Default"/>
        <table:table-row table:style-name="ro1">
          <table:table-cell office:value-type="string">
            <text:p>COLUMNS IN ALL SHEETS</text:p>
          </table:table-cell>
          <table:table-cell office:value-type="string">
            <text:p>Explanation</text:p>
          </table:table-cell>
        </table:table-row>
        <table:table-row table:style-name="ro1">
          <table:table-cell office:value-type="string">
            <text:p>Thing</text:p>
          </table:table-cell>
          <table:table-cell office:value-type="string">
            <text:p>The item to order; usually several alternatives for each item are listed.</text:p>
          </table:table-cell>
        </table:table-row>
        <table:table-row table:style-name="ro2">
          <table:table-cell office:value-type="string">
            <text:p>Company</text:p>
          </table:table-cell>
          <table:table-cell office:value-type="string">
            <text:p>Short-name of the producing company; quotes and price lists can be found in the directory with this short name. “selfmade” indicates self-made solutions</text:p>
          </table:table-cell>
        </table:table-row>
        <table:table-row table:style-name="ro1">
          <table:table-cell office:value-type="string">
            <text:p>Vendor</text:p>
          </table:table-cell>
          <table:table-cell office:value-type="string">
            <text:p>Short-name of the vendor, if distinct from the producing company</text:p>
          </table:table-cell>
        </table:table-row>
        <table:table-row table:style-name="ro1">
          <table:table-cell office:value-type="string">
            <text:p>Order ID</text:p>
          </table:table-cell>
          <table:table-cell office:value-type="string">
            <text:p>The order number under which the item can be ordered at the providing company.</text:p>
          </table:table-cell>
        </table:table-row>
        <table:table-row table:style-name="ro1">
          <table:table-cell table:style-name="ce1" office:value-type="string">
            <text:p>Required</text:p>
          </table:table-cell>
          <table:table-cell table:style-name="ce4" office:value-type="string">
            <text:p>Number (amount) of this item to be ordered. NOTE: this is the main selection column to decide between alternative products. </text:p>
          </table:table-cell>
        </table:table-row>
        <table:table-row table:style-name="ro1">
          <table:table-cell table:style-name="ce2" office:value-type="string">
            <text:p>Ordered</text:p>
          </table:table-cell>
          <table:table-cell table:style-name="ce4" office:value-type="string">
            <text:p>Number of items ordered</text:p>
          </table:table-cell>
        </table:table-row>
        <table:table-row table:style-name="ro1">
          <table:table-cell table:style-name="ce3" office:value-type="string">
            <text:p>GOTIT</text:p>
          </table:table-cell>
          <table:table-cell table:style-name="ce4" office:value-type="string">
            <text:p>Number of items already obtained</text:p>
          </table:table-cell>
        </table:table-row>
        <table:table-row table:style-name="ro1">
          <table:table-cell table:style-name="ce4" office:value-type="string">
            <text:p>Currency</text:p>
          </table:table-cell>
          <table:table-cell office:value-type="string">
            <text:p>Currency of the unit price, default is €; use currency conversion fields below to calculate in €</text:p>
          </table:table-cell>
        </table:table-row>
        <table:table-row table:style-name="ro1">
          <table:table-cell office:value-type="string">
            <text:p>$/€ per unit</text:p>
          </table:table-cell>
          <table:table-cell office:value-type="string">
            <text:p>The price for 1 unit as used in the “Required” column.</text:p>
          </table:table-cell>
        </table:table-row>
        <table:table-row table:style-name="ro1">
          <table:table-cell office:value-type="string">
            <text:p>€ subtotal</text:p>
          </table:table-cell>
          <table:table-cell office:value-type="string">
            <text:p>The total costs of the item, product of the price and “Required” columns, converted to € if required.</text:p>
          </table:table-cell>
        </table:table-row>
        <table:table-row table:style-name="ro1">
          <table:table-cell office:value-type="string">
            <text:p>€ subtotal, open</text:p>
          </table:table-cell>
          <table:table-cell office:value-type="string">
            <text:p>The money to be paid (Required - GOTIT)</text:p>
          </table:table-cell>
        </table:table-row>
        <table:table-row table:style-name="ro1">
          <table:table-cell table:style-name="ce4" office:value-type="string">
            <text:p>Total €</text:p>
          </table:table-cell>
          <table:table-cell office:value-type="string">
            <text:p>The subtotal amount in € of product/company groups.</text:p>
          </table:table-cell>
        </table:table-row>
        <table:table-row table:style-name="ro1">
          <table:table-cell office:value-type="string">
            <text:p>Offer</text:p>
          </table:table-cell>
          <table:table-cell office:value-type="string">
            <text:p>The source of the price listed in column “$/€ per unit”; if a file name is given, this file can be found in the directory named as in the “company” folder</text:p>
          </table:table-cell>
        </table:table-row>
        <table:table-row table:style-name="ro1">
          <table:table-cell office:value-type="string">
            <text:p>URL</text:p>
          </table:table-cell>
          <table:table-cell office:value-type="string">
            <text:p>A URL where general descriptions of the item can be found (often the files listed in “Offer” give more details). URL for ranges of products from the same company can be taken from fields above.</text:p>
          </table:table-cell>
        </table:table-row>
        <table:table-row table:style-name="ro3">
          <table:table-cell table:number-columns-repeated="2"/>
        </table:table-row>
        <table:table-row table:style-name="ro1">
          <table:table-cell office:value-type="string">
            <text:p>Subtotal for product/company groups are calculated below these groups in the “$/€ total” column and from there copied or</text:p>
          </table:table-cell>
          <table:table-cell/>
        </table:table-row>
        <table:table-row table:style-name="ro1">
          <table:table-cell office:value-type="string">
            <text:p>converted from $ to € into the “Total €” column. Total prices are calculated in the last rows of each sheet in the “Total €” column.</text:p>
          </table:table-cell>
          <table:table-cell/>
        </table:table-row>
        <table:table-row table:style-name="ro1">
          <table:table-cell table:number-columns-repeated="2"/>
        </table:table-row>
        <table:table-row table:style-name="ro3">
          <table:table-cell table:number-columns-repeated="2"/>
        </table:table-row>
        <table:table-row table:style-name="ro1">
          <table:table-cell office:value-type="string">
            <text:p>Currency Conversion: TODO use in conversions</text:p>
          </table:table-cell>
          <table:table-cell/>
        </table:table-row>
        <table:table-row table:style-name="ro1">
          <table:table-cell/>
          <table:table-cell office:value-type="string">
            <text:p>€</text:p>
          </table:table-cell>
        </table:table-row>
        <table:table-row table:style-name="ro1">
          <table:table-cell table:style-name="ce5" office:value-type="string">
            <text:p>$ </text:p>
          </table:table-cell>
          <table:table-cell office:value-type="float" office:value="0.89">
            <text:p>0.89</text:p>
          </table:table-cell>
        </table:table-row>
        <table:table-row table:style-name="ro1">
          <table:table-cell table:style-name="ce5" office:value-type="string">
            <text:p>BP</text:p>
          </table:table-cell>
          <table:table-cell office:value-type="float" office:value="1.30636467">
            <text:p>1.30636467</text:p>
          </table:table-cell>
        </table:table-row>
      </table:table>
      <table:table table:name="materials" table:style-name="ta1">
        <table:table-column table:style-name="co3" table:default-cell-style-name="Default"/>
        <table:table-column table:style-name="co4" table:default-cell-style-name="Default"/>
        <table:table-column table:style-name="co5" table:default-cell-style-name="Default"/>
        <table:table-column table:style-name="co6" table:default-cell-style-name="ce11"/>
        <table:table-column table:style-name="co7" table:default-cell-style-name="ce13"/>
        <table:table-column table:style-name="co8" table:default-cell-style-name="ce15"/>
        <table:table-column table:style-name="co8" table:default-cell-style-name="ce17"/>
        <table:table-column table:style-name="co8" table:default-cell-style-name="Default"/>
        <table:table-column table:style-name="co5" table:default-cell-style-name="Default"/>
        <table:table-column table:style-name="co9" table:number-columns-repeated="3" table:default-cell-style-name="Default"/>
        <table:table-column table:style-name="co10" table:default-cell-style-name="ce6"/>
        <table:table-column table:style-name="co9" table:default-cell-style-name="Default"/>
        <table:table-column table:style-name="co11" table:number-columns-repeated="1010" table:default-cell-style-name="Default"/>
        <table:table-row table:style-name="ro4">
          <table:table-cell office:value-type="string">
            <text:p>Thing</text:p>
          </table:table-cell>
          <table:table-cell office:value-type="string">
            <text:p>Company</text:p>
          </table:table-cell>
          <table:table-cell office:value-type="string">
            <text:p>Vendor</text:p>
          </table:table-cell>
          <table:table-cell office:value-type="string">
            <text:p>Order ID</text:p>
          </table:table-cell>
          <table:table-cell office:value-type="string">
            <text:p>Required</text:p>
          </table:table-cell>
          <table:table-cell office:value-type="string">
            <text:p>Ordered</text:p>
          </table:table-cell>
          <table:table-cell office:value-type="string">
            <text:p>GOTIT</text:p>
          </table:table-cell>
          <table:table-cell office:value-type="string">
            <text:p>Currency</text:p>
          </table:table-cell>
          <table:table-cell office:value-type="string">
            <text:p>$/€ per unit</text:p>
          </table:table-cell>
          <table:table-cell office:value-type="string">
            <text:p>€ shipping</text:p>
          </table:table-cell>
          <table:table-cell office:value-type="string">
            <text:p>€ subtotal</text:p>
          </table:table-cell>
          <table:table-cell office:value-type="string">
            <text:p>€ subtotal, open</text:p>
          </table:table-cell>
          <table:table-cell office:value-type="string">
            <text:p>Total €</text:p>
          </table:table-cell>
          <table:table-cell office:value-type="string">
            <text:p>Offer</text:p>
          </table:table-cell>
          <table:table-cell office:value-type="string">
            <text:p>URL</text:p>
          </table:table-cell>
          <table:table-cell table:number-columns-repeated="1009"/>
        </table:table-row>
        <table:table-row table:style-name="ro4">
          <table:table-cell table:style-name="ce6" office:value-type="string">
            <text:p>TUBING, VESSELS etc.</text:p>
          </table:table-cell>
          <table:table-cell table:number-columns-repeated="1023"/>
        </table:table-row>
        <table:table-row table:style-name="ro4">
          <table:table-cell table:style-name="ce7" office:value-type="string">
            <text:p>reactor bottles</text:p>
          </table:table-cell>
          <table:table-cell table:number-columns-repeated="1023"/>
        </table:table-row>
        <table:table-row table:style-name="ro4">
          <table:table-cell table:style-name="ce7" office:value-type="string">
            <text:p>tubing, air filters, valves</text:p>
          </table:table-cell>
          <table:table-cell table:number-columns-repeated="1023"/>
        </table:table-row>
        <table:table-row table:style-name="ro4">
          <table:table-cell table:style-name="ce7"/>
          <table:table-cell table:number-columns-repeated="1023"/>
        </table:table-row>
        <table:table-row table:style-name="ro4">
          <table:table-cell table:style-name="ce6" office:value-type="string">
            <text:p>MICROCONTROLLER</text:p>
          </table:table-cell>
          <table:table-cell table:number-columns-repeated="1023"/>
        </table:table-row>
        <table:table-row table:style-name="ro4">
          <table:table-cell table:style-name="ce8" office:value-type="string">
            <text:p>Arduino mega2560</text:p>
          </table:table-cell>
          <table:table-cell office:value-type="string">
            <text:p>sainsmart</text:p>
          </table:table-cell>
          <table:table-cell table:number-columns-repeated="2"/>
          <table:table-cell office:value-type="float" office:value="1">
            <text:p>1</text:p>
          </table:table-cell>
          <table:table-cell/>
          <table:table-cell office:value-type="float" office:value="1">
            <text:p>1</text:p>
          </table:table-cell>
          <table:table-cell table:number-columns-repeated="3"/>
          <table:table-cell table:formula="of:=([.E7])*[.I7]*IF([.H7]=&quot;$&quot;;[index.B$23];IF([.H7]=&quot;BP&quot;;[index.B$24];1)) + IF([.E7]&gt;0;[.J7];0)" office:value-type="float" office:value="0">
            <text:p>0</text:p>
          </table:table-cell>
          <table:table-cell table:formula="of:=([.E7]-[.G7])*[.I7]*IF([.H7]=&quot;$&quot;;[index.B$23];IF([.H7]=&quot;BP&quot;;[index.B$24];1)) + IF(([.E7]-[.G7])&gt;0;[.J7];0)" office:value-type="float" office:value="0">
            <text:p>0</text:p>
          </table:table-cell>
          <table:table-cell table:number-columns-repeated="1012"/>
        </table:table-row>
        <table:table-row table:style-name="ro4">
          <table:table-cell office:value-type="string">
            <text:p>Arduino mega2560 + 3.2in Touch Screen, AR01022</text:p>
          </table:table-cell>
          <table:table-cell office:value-type="string">
            <text:p>sainsmart</text:p>
          </table:table-cell>
          <table:table-cell/>
          <table:table-cell table:style-name="ce12"/>
          <table:table-cell office:value-type="float" office:value="3">
            <text:p>3</text:p>
          </table:table-cell>
          <table:table-cell/>
          <table:table-cell office:value-type="float" office:value="3">
            <text:p>3</text:p>
          </table:table-cell>
          <table:table-cell office:value-type="string">
            <text:p>€</text:p>
          </table:table-cell>
          <table:table-cell table:style-name="ce9" office:value-type="float" office:value="41.29">
            <text:p>41.29</text:p>
          </table:table-cell>
          <table:table-cell table:style-name="ce9"/>
          <table:table-cell table:formula="of:=([.E8])*[.I8]*IF([.H8]=&quot;$&quot;;[index.B$23];IF([.H8]=&quot;BP&quot;;[index.B$24];1)) + IF([.E8]&gt;0;[.J8];0)" office:value-type="float" office:value="123.87">
            <text:p>123.87</text:p>
          </table:table-cell>
          <table:table-cell table:formula="of:=([.E8]-[.G8])*[.I8]*IF([.H8]=&quot;$&quot;;[index.B$23];IF([.H8]=&quot;BP&quot;;[index.B$24];1)) + IF(([.E8]-[.G8])&gt;0;[.J8];0)" office:value-type="float" office:value="0">
            <text:p>0</text:p>
          </table:table-cell>
          <table:table-cell/>
          <table:table-cell office:value-type="string">
            <text:p>ebay:profit_vanity</text:p>
          </table:table-cell>
          <table:table-cell office:value-type="string">
            <text:p><text:a xlink:href="http://www.ebay.de/itm/SainSmart-Mega2560-R3-3-2-TFT-Touch-LCD-mit-SD-Reader-TFT-Shield-For-Arduino-/221632722557?hash=item339a56f67d" xlink:type="simple">http://www.ebay.de/itm/SainSmart-Mega2560-R3-3-2-TFT-Touch-LCD-mit-SD-Reader-TFT-Shield-For-Arduino-/221632722557?hash=item339a56f67d</text:a></text:p>
          </table:table-cell>
          <table:table-cell table:number-columns-repeated="1009"/>
        </table:table-row>
        <table:table-row table:style-name="ro4">
          <table:table-cell office:value-type="string">
            <text:p><text:s/>as above, different vendor; NOTE: cheaper but slow and more expensive shipping</text:p>
          </table:table-cell>
          <table:table-cell office:value-type="string">
            <text:p>sainsmart</text:p>
          </table:table-cell>
          <table:table-cell/>
          <table:table-cell table:style-name="ce12"/>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34.59">
            <text:p>34.59</text:p>
          </table:table-cell>
          <table:table-cell table:style-name="ce9"/>
          <table:table-cell table:formula="of:=([.E9])*[.I9]*IF([.H9]=&quot;$&quot;;[index.B$23];IF([.H9]=&quot;BP&quot;;[index.B$24];1)) + IF([.E9]&gt;0;[.J9];0)" office:value-type="float" office:value="0">
            <text:p>0</text:p>
          </table:table-cell>
          <table:table-cell table:formula="of:=([.E9]-[.G9])*[.I9]*IF([.H9]=&quot;$&quot;;[index.B$23];IF([.H9]=&quot;BP&quot;;[index.B$24];1)) + IF(([.E9]-[.G9])&gt;0;[.J9];0)" office:value-type="float" office:value="0">
            <text:p>0</text:p>
          </table:table-cell>
          <table:table-cell/>
          <table:table-cell office:value-type="string">
            <text:p>ebay:trade_spotting</text:p>
          </table:table-cell>
          <table:table-cell office:value-type="string">
            <text:p>http://www.ebay.de/itm/SainSmart-Mega2560-3-2-TFT-LCD-Shield-Touch-Screen-SD-Reader-for-Arduino-2560-/271019848784</text:p>
          </table:table-cell>
          <table:table-cell table:number-columns-repeated="1009"/>
        </table:table-row>
        <table:table-row table:style-name="ro4">
          <table:table-cell office:value-type="string">
            <text:p>Arduino mega2560 + Touch Screen, V3</text:p>
          </table:table-cell>
          <table:table-cell office:value-type="string">
            <text:p>?</text:p>
          </table:table-cell>
          <table:table-cell office:value-type="string">
            <text:p>eckstein</text:p>
          </table:table-cell>
          <table:table-cell table:style-name="ce12"/>
          <table:table-cell office:value-type="float" office:value="2">
            <text:p>2</text:p>
          </table:table-cell>
          <table:table-cell/>
          <table:table-cell office:value-type="float" office:value="2">
            <text:p>2</text:p>
          </table:table-cell>
          <table:table-cell office:value-type="string">
            <text:p>€</text:p>
          </table:table-cell>
          <table:table-cell table:style-name="ce9" office:value-type="float" office:value="27.55">
            <text:p>27.55</text:p>
          </table:table-cell>
          <table:table-cell table:style-name="ce9"/>
          <table:table-cell table:formula="of:=([.E10])*[.I10]*IF([.H10]=&quot;$&quot;;[index.B$23];IF([.H10]=&quot;BP&quot;;[index.B$24];1)) + IF([.E10]&gt;0;[.J10];0)" office:value-type="float" office:value="55.1">
            <text:p>55.1</text:p>
          </table:table-cell>
          <table:table-cell table:formula="of:=([.E10]-[.G10])*[.I10]*IF([.H10]=&quot;$&quot;;[index.B$23];IF([.H10]=&quot;BP&quot;;[index.B$24];1)) + IF(([.E10]-[.G10])&gt;0;[.J10];0)" office:value-type="float" office:value="0">
            <text:p>0</text:p>
          </table:table-cell>
          <table:table-cell/>
          <table:table-cell office:value-type="string">
            <text:p>ebay:eckstein_komponente</text:p>
          </table:table-cell>
          <table:table-cell office:value-type="string">
            <text:p>http://www.ebay.de/itm/Mega-2560-3-2-Display-TFT-LCD-Shield-fur-Arduino-AR01022/271834726864?_trksid=p5713.c100042.m2062&amp;_trkparms=aid%3D222007%26algo%3DSIC.MBE%26ao%3D1%26asc%3D35126%26meid%3Dbb39929436aa471db9a8e1dda37e0f1f%26pid%3D100042%26rk%3D12%26rkt%3D15%26mehot%3Dag%26sd%3D221632722557</text:p>
          </table:table-cell>
          <table:table-cell table:number-columns-repeated="1009"/>
        </table:table-row>
        <table:table-row table:style-name="ro4">
          <table:table-cell office:value-type="string">
            <text:p>Raspberry Pi Model 1 Version B</text:p>
          </table:table-cell>
          <table:table-cell/>
          <table:table-cell office:value-type="string">
            <text:p>reichelt</text:p>
          </table:table-cell>
          <table:table-cell table:style-name="ce12" office:value-type="string">
            <text:p>RASPBERRY PI B</text:p>
          </table:table-cell>
          <table:table-cell table:number-columns-repeated="2" office:value-type="float" office:value="1">
            <text:p>1</text:p>
          </table:table-cell>
          <table:table-cell office:value-type="float" office:value="0">
            <text:p>0</text:p>
          </table:table-cell>
          <table:table-cell/>
          <table:table-cell table:style-name="ce9" office:value-type="float" office:value="32.5">
            <text:p>32.5</text:p>
          </table:table-cell>
          <table:table-cell table:style-name="ce9" office:value-type="float" office:value="5.6">
            <text:p>5.6</text:p>
          </table:table-cell>
          <table:table-cell table:formula="of:=([.E11])*[.I11]*IF([.H11]=&quot;$&quot;;[index.B$23];IF([.H11]=&quot;BP&quot;;[index.B$24];1)) + IF([.E11]&gt;0;[.J11];0)" office:value-type="float" office:value="38.1">
            <text:p>38.1</text:p>
          </table:table-cell>
          <table:table-cell table:formula="of:=([.E11]-[.G11])*[.I11]*IF([.H11]=&quot;$&quot;;[index.B$23];IF([.H11]=&quot;BP&quot;;[index.B$24];1)) + IF(([.E11]-[.G11])&gt;0;[.J11];0)" office:value-type="float" office:value="38.1">
            <text:p>38.1</text:p>
          </table:table-cell>
          <table:table-cell table:number-columns-repeated="2"/>
          <table:table-cell office:value-type="string">
            <text:p>http://www.reichelt.de/Einplatinen-Computer/RASPBERRY-PI-B/3/index.html?&amp;ACTION=3&amp;LA=5&amp;ARTICLE=133474&amp;GROUPID=6666&amp;artnr=RASPBERRY+PI+B</text:p>
          </table:table-cell>
          <table:table-cell table:number-columns-repeated="1009"/>
        </table:table-row>
        <table:table-row table:style-name="ro4">
          <table:table-cell office:value-type="string">
            <text:p>Arduino motor shield v3, L298</text:p>
          </table:table-cell>
          <table:table-cell office:value-type="string">
            <text:p>arduino</text:p>
          </table:table-cell>
          <table:table-cell office:value-type="string">
            <text:p>reichelt</text:p>
          </table:table-cell>
          <table:table-cell table:style-name="ce12" office:value-type="string">
            <text:p>ARDUINO SHD MOT</text:p>
          </table:table-cell>
          <table:table-cell table:number-columns-repeated="2" office:value-type="float" office:value="2">
            <text:p>2</text:p>
          </table:table-cell>
          <table:table-cell office:value-type="float" office:value="0">
            <text:p>0</text:p>
          </table:table-cell>
          <table:table-cell office:value-type="string">
            <text:p>€</text:p>
          </table:table-cell>
          <table:table-cell table:style-name="ce9" office:value-type="float" office:value="21.4">
            <text:p>21.4</text:p>
          </table:table-cell>
          <table:table-cell table:style-name="ce9" office:value-type="float" office:value="0">
            <text:p>0</text:p>
          </table:table-cell>
          <table:table-cell table:formula="of:=([.E12])*[.I12]*IF([.H12]=&quot;$&quot;;[index.B$23];IF([.H12]=&quot;BP&quot;;[index.B$24];1)) + IF([.E12]&gt;0;[.J12];0)" office:value-type="float" office:value="42.8">
            <text:p>42.8</text:p>
          </table:table-cell>
          <table:table-cell table:formula="of:=([.E12]-[.G12])*[.I12]*IF([.H12]=&quot;$&quot;;[index.B$23];IF([.H12]=&quot;BP&quot;;[index.B$24];1)) + IF(([.E12]-[.G12])&gt;0;[.J12];0)" office:value-type="float" office:value="42.8">
            <text:p>42.8</text:p>
          </table:table-cell>
          <table:table-cell table:number-columns-repeated="2"/>
          <table:table-cell office:value-type="string">
            <text:p>http://www.reichelt.de/Erweiterungsboards/ARDUINO-SHD-MOT/3/index.html?&amp;ACTION=3&amp;LA=5&amp;ARTICLE=130164&amp;GROUPID=6669&amp;artnr=ARDUINO+SHD+MOT</text:p>
          </table:table-cell>
          <table:table-cell table:number-columns-repeated="1009"/>
        </table:table-row>
        <table:table-row table:style-name="ro4">
          <table:table-cell table:style-name="ce9" office:value-type="string">
            <text:p>Adafruit Arduino motor shield</text:p>
          </table:table-cell>
          <table:table-cell office:value-type="string">
            <text:p>adafruit</text:p>
          </table:table-cell>
          <table:table-cell/>
          <table:table-cell table:style-name="ce12" office:value-type="float" office:value="1438">
            <text:p>1438</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19.95">
            <text:p>19.95</text:p>
          </table:table-cell>
          <table:table-cell table:style-name="ce9"/>
          <table:table-cell table:formula="of:=([.E13])*[.I13]*IF([.H13]=&quot;$&quot;;[index.B$23];IF([.H13]=&quot;BP&quot;;[index.B$24];1)) + IF([.E13]&gt;0;[.J13];0)" office:value-type="float" office:value="0">
            <text:p>0</text:p>
          </table:table-cell>
          <table:table-cell table:formula="of:=([.E13]-[.G13])*[.I13]*IF([.H13]=&quot;$&quot;;[index.B$23];IF([.H13]=&quot;BP&quot;;[index.B$24];1)) + IF(([.E13]-[.G13])&gt;0;[.J13];0)" office:value-type="float" office:value="0">
            <text:p>0</text:p>
          </table:table-cell>
          <table:table-cell table:number-columns-repeated="2"/>
          <table:table-cell office:value-type="string">
            <text:p>https://www.adafruit.com/products/1438</text:p>
          </table:table-cell>
          <table:table-cell table:number-columns-repeated="1009"/>
        </table:table-row>
        <table:table-row table:style-name="ro4">
          <table:table-cell office:value-type="string">
            <text:p>diverse material, resistors, diodes, etc.</text:p>
          </table:table-cell>
          <table:table-cell/>
          <table:table-cell office:value-type="string">
            <text:p>conrad</text:p>
          </table:table-cell>
          <table:table-cell table:style-name="ce12"/>
          <table:table-cell/>
          <table:table-cell/>
          <table:table-cell table:number-columns-repeated="2"/>
          <table:table-cell table:number-columns-repeated="2" table:style-name="ce9"/>
          <table:table-cell table:formula="of:=([.E14])*[.I14]*IF([.H14]=&quot;$&quot;;[index.B$23];IF([.H14]=&quot;BP&quot;;[index.B$24];1)) + IF([.E14]&gt;0;[.J14];0)" office:value-type="float" office:value="0">
            <text:p>0</text:p>
          </table:table-cell>
          <table:table-cell table:formula="of:=([.E14]-[.G14])*[.I14]*IF([.H14]=&quot;$&quot;;[index.B$23];IF([.H14]=&quot;BP&quot;;[index.B$24];1)) + IF(([.E14]-[.G14])&gt;0;[.J14];0)" office:value-type="float" office:value="0">
            <text:p>0</text:p>
          </table:table-cell>
          <table:table-cell table:number-columns-repeated="1012"/>
        </table:table-row>
        <table:table-row table:style-name="ro4">
          <table:table-cell table:number-columns-repeated="3"/>
          <table:table-cell table:style-name="ce12"/>
          <table:table-cell table:number-columns-repeated="4"/>
          <table:table-cell table:style-name="ce9" table:number-columns-repeated="2"/>
          <table:table-cell table:number-columns-repeated="1014"/>
        </table:table-row>
        <table:table-row table:style-name="ro4">
          <table:table-cell table:style-name="ce6" office:value-type="string">
            <text:p>MOTORS</text:p>
          </table:table-cell>
          <table:table-cell table:number-columns-repeated="2"/>
          <table:table-cell table:style-name="ce12"/>
          <table:table-cell table:number-columns-repeated="4"/>
          <table:table-cell table:style-name="ce9" table:number-columns-repeated="2"/>
          <table:table-cell table:number-columns-repeated="1014"/>
        </table:table-row>
        <table:table-row table:style-name="ro4">
          <table:table-cell table:style-name="ce7" office:value-type="string">
            <text:p>DC-Motor 31X51, 12 V, 0,9 A, 4500 rpm</text:p>
          </table:table-cell>
          <table:table-cell office:value-type="string">
            <text:p>bühler</text:p>
          </table:table-cell>
          <table:table-cell office:value-type="string">
            <text:p>reichelt</text:p>
          </table:table-cell>
          <table:table-cell table:style-name="ce12"/>
          <table:table-cell office:value-type="float" office:value="0">
            <text:p>0</text:p>
          </table:table-cell>
          <table:table-cell/>
          <table:table-cell/>
          <table:table-cell office:value-type="string">
            <text:p>€</text:p>
          </table:table-cell>
          <table:table-cell table:style-name="ce9" office:value-type="float" office:value="65.95">
            <text:p>65.95</text:p>
          </table:table-cell>
          <table:table-cell table:style-name="ce9" office:value-type="float" office:value="0">
            <text:p>0</text:p>
          </table:table-cell>
          <table:table-cell table:formula="of:=([.E17])*[.I17]*IF([.H17]=&quot;$&quot;;[index.B$23];IF([.H17]=&quot;BP&quot;;[index.B$24];1)) + IF([.E17]&gt;0;[.J17];0)" office:value-type="float" office:value="0">
            <text:p>0</text:p>
          </table:table-cell>
          <table:table-cell table:formula="of:=([.E17]-[.G17])*[.I17]*IF([.H17]=&quot;$&quot;;[index.B$23];IF([.H17]=&quot;BP&quot;;[index.B$24];1)) + IF(([.E17]-[.G17])&gt;0;[.J17];0)" office:value-type="float" office:value="0">
            <text:p>0</text:p>
          </table:table-cell>
          <table:table-cell table:number-columns-repeated="2"/>
          <table:table-cell office:value-type="string">
            <text:p><text:a xlink:href="http://www.reichelt.de/DC-Motore/BM-1-13-021-301/3/index.html?&amp;ACTION=3&amp;LA=2&amp;ARTICLE=158284&amp;GROUPID=6819&amp;artnr=BM+1.13.021.301&amp;SEARCH=DC-Motore" xlink:type="simple">http://www.reichelt.de/DC-Motore/BM-1-13-021-301/3/index.html?&amp;ACTION=3&amp;LA=2&amp;ARTICLE=158284&amp;GROUPID=6819&amp;artnr=BM+1.13.021.301&amp;SEARCH=DC-Motore</text:a></text:p>
          </table:table-cell>
          <table:table-cell table:number-columns-repeated="1009"/>
        </table:table-row>
        <table:table-row table:style-name="ro4">
          <table:table-cell table:style-name="ce7" office:value-type="string">
            <text:p>4x 5V Step Motor 4 Phasen Schrittmotor, mit Treiberplatine ULN2003</text:p>
          </table:table-cell>
          <table:table-cell/>
          <table:table-cell office:value-type="string">
            <text:p>ebay</text:p>
          </table:table-cell>
          <table:table-cell table:style-name="ce12"/>
          <table:table-cell table:number-columns-repeated="2" office:value-type="float" office:value="1">
            <text:p>1</text:p>
          </table:table-cell>
          <table:table-cell/>
          <table:table-cell office:value-type="string">
            <text:p>€</text:p>
          </table:table-cell>
          <table:table-cell table:style-name="ce9" office:value-type="float" office:value="7.18">
            <text:p>7.18</text:p>
          </table:table-cell>
          <table:table-cell table:style-name="ce9" office:value-type="float" office:value="3.99">
            <text:p>3.99</text:p>
          </table:table-cell>
          <table:table-cell table:formula="of:=([.E18])*[.I18]*IF([.H18]=&quot;$&quot;;[index.B$23];IF([.H18]=&quot;BP&quot;;[index.B$24];1)) + IF([.E18]&gt;0;[.J18];0)" office:value-type="float" office:value="11.17">
            <text:p>11.17</text:p>
          </table:table-cell>
          <table:table-cell table:formula="of:=([.E18]-[.G18])*[.I18]*IF([.H18]=&quot;$&quot;;[index.B$23];IF([.H18]=&quot;BP&quot;;[index.B$24];1)) + IF(([.E18]-[.G18])&gt;0;[.J18];0)" office:value-type="float" office:value="11.17">
            <text:p>11.17</text:p>
          </table:table-cell>
          <table:table-cell/>
          <table:table-cell office:value-type="string">
            <text:p>ebay:tomorrowtop</text:p>
          </table:table-cell>
          <table:table-cell office:value-type="string">
            <text:p>http://www.ebay.com/itm/181783822500?_trksid=p2055119.m1438.l2649&amp;ssPageName=STRK%3AMEBIDX%3AIT</text:p>
          </table:table-cell>
          <table:table-cell table:number-columns-repeated="1009"/>
        </table:table-row>
        <table:table-row table:style-name="ro4">
          <table:table-cell table:style-name="ce7" office:value-type="string">
            <text:p>5x 12V Nema17 Stepper Motor 45oz,0.4A,34mm for 3D printer CE</text:p>
          </table:table-cell>
          <table:table-cell/>
          <table:table-cell office:value-type="string">
            <text:p>ebay</text:p>
          </table:table-cell>
          <table:table-cell table:style-name="ce12"/>
          <table:table-cell table:number-columns-repeated="2" office:value-type="float" office:value="1">
            <text:p>1</text:p>
          </table:table-cell>
          <table:table-cell/>
          <table:table-cell office:value-type="string">
            <text:p>€</text:p>
          </table:table-cell>
          <table:table-cell table:style-name="ce9" office:value-type="float" office:value="40">
            <text:p>40</text:p>
          </table:table-cell>
          <table:table-cell table:style-name="ce9" office:value-type="float" office:value="10">
            <text:p>10</text:p>
          </table:table-cell>
          <table:table-cell table:formula="of:=([.E19])*[.I19]*IF([.H19]=&quot;$&quot;;[index.B$23];IF([.H19]=&quot;BP&quot;;[index.B$24];1)) + IF([.E19]&gt;0;[.J19];0)" office:value-type="float" office:value="50">
            <text:p>50</text:p>
          </table:table-cell>
          <table:table-cell table:formula="of:=([.E19]-[.G19])*[.I19]*IF([.H19]=&quot;$&quot;;[index.B$23];IF([.H19]=&quot;BP&quot;;[index.B$24];1)) + IF(([.E19]-[.G19])&gt;0;[.J19];0)" office:value-type="float" office:value="50">
            <text:p>50</text:p>
          </table:table-cell>
          <table:table-cell/>
          <table:table-cell office:value-type="string">
            <text:p>ebay:actmotor</text:p>
          </table:table-cell>
          <table:table-cell office:value-type="string">
            <text:p>http://www.ebay.com/itm/251604407772?_trksid=p2055119.m1438.l2649&amp;ssPageName=STRK%3AMEBIDX%3AIT</text:p>
          </table:table-cell>
          <table:table-cell table:number-columns-repeated="1009"/>
        </table:table-row>
        <table:table-row table:style-name="ro4">
          <table:table-cell table:style-name="ce7"/>
          <table:table-cell table:number-columns-repeated="2"/>
          <table:table-cell table:style-name="ce12"/>
          <table:table-cell table:number-columns-repeated="4"/>
          <table:table-cell table:style-name="ce9" table:number-columns-repeated="2"/>
          <table:table-cell table:number-columns-repeated="1014"/>
        </table:table-row>
        <table:table-row table:style-name="ro4">
          <table:table-cell table:style-name="ce6" office:value-type="string">
            <text:p>SENSORS</text:p>
          </table:table-cell>
          <table:table-cell table:number-columns-repeated="2"/>
          <table:table-cell table:style-name="ce12"/>
          <table:table-cell table:number-columns-repeated="4"/>
          <table:table-cell table:style-name="ce9" table:number-columns-repeated="2"/>
          <table:table-cell table:number-columns-repeated="1014"/>
        </table:table-row>
        <table:table-row table:style-name="ro4">
          <table:table-cell office:value-type="string">
            <text:p>Mini Voltage Meter, 3.2-30 V</text:p>
          </table:table-cell>
          <table:table-cell office:value-type="string">
            <text:p>elecrow</text:p>
          </table:table-cell>
          <table:table-cell/>
          <table:table-cell table:style-name="ce9" office:value-type="string">
            <text:p>TEU30233MV</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2.98">
            <text:p>2.98</text:p>
          </table:table-cell>
          <table:table-cell/>
          <table:table-cell table:formula="of:=([.E22])*[.I22]*IF([.H22]=&quot;$&quot;;[index.B$23];IF([.H22]=&quot;BP&quot;;[index.B$24];1)) + IF([.E22]&gt;0;[.J22];0)" office:value-type="float" office:value="2.6522">
            <text:p>2.6522</text:p>
          </table:table-cell>
          <table:table-cell table:formula="of:=([.E22]-[.G22])*[.I22]*IF([.H22]=&quot;$&quot;;[index.B$23];IF([.H22]=&quot;BP&quot;;[index.B$24];1)) + IF(([.E22]-[.G22])&gt;0;[.J22];0)" office:value-type="float" office:value="2.6522">
            <text:p>2.6522</text:p>
          </table:table-cell>
          <table:table-cell table:number-columns-repeated="1012"/>
        </table:table-row>
        <table:table-row table:style-name="ro4">
          <table:table-cell table:style-name="ce9" office:value-type="string">
            <text:p>Crowtail Temperature &amp; Humidity sensor</text:p>
          </table:table-cell>
          <table:table-cell office:value-type="string">
            <text:p>elecrow</text:p>
          </table:table-cell>
          <table:table-cell/>
          <table:table-cell office:value-type="string">
            <text:p>CT0010TH</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2.48">
            <text:p>2.48</text:p>
          </table:table-cell>
          <table:table-cell/>
          <table:table-cell table:formula="of:=([.E23])*[.I23]*IF([.H23]=&quot;$&quot;;[index.B$23];IF([.H23]=&quot;BP&quot;;[index.B$24];1)) + IF([.E23]&gt;0;[.J23];0)" office:value-type="float" office:value="2.2072">
            <text:p>2.2072</text:p>
          </table:table-cell>
          <table:table-cell table:formula="of:=([.E23]-[.G23])*[.I23]*IF([.H23]=&quot;$&quot;;[index.B$23];IF([.H23]=&quot;BP&quot;;[index.B$24];1)) + IF(([.E23]-[.G23])&gt;0;[.J23];0)" office:value-type="float" office:value="2.2072">
            <text:p>2.2072</text:p>
          </table:table-cell>
          <table:table-cell table:number-columns-repeated="2"/>
          <table:table-cell office:value-type="string">
            <text:p><text:a xlink:href="http://www.elecrow.com/crowtail-temperature-humidity-sensor-p-1229.html" xlink:type="simple">http://www.elecrow.com/crowtail-temperature-humidity-sensor-p-1229.html</text:a></text:p>
          </table:table-cell>
          <table:table-cell table:number-columns-repeated="1009"/>
        </table:table-row>
        <table:table-row table:style-name="ro4">
          <table:table-cell table:number-columns-repeated="3"/>
          <table:table-cell table:style-name="ce12"/>
          <table:table-cell table:number-columns-repeated="4"/>
          <table:table-cell table:style-name="ce9" table:number-columns-repeated="3"/>
          <table:table-cell table:number-columns-repeated="1013"/>
        </table:table-row>
        <table:table-row table:style-name="ro4">
          <table:table-cell table:style-name="ce6" office:value-type="string">
            <text:p>LIGHT FLUX</text:p>
          </table:table-cell>
          <table:table-cell table:number-columns-repeated="1023"/>
        </table:table-row>
        <table:table-row table:style-name="ro4">
          <table:table-cell table:style-name="ce7" office:value-type="string">
            <text:p>Avantes AvaSpec Mini</text:p>
          </table:table-cell>
          <table:table-cell office:value-type="string">
            <text:p>avantes</text:p>
          </table:table-cell>
          <table:table-cell/>
          <table:table-cell office:value-type="string">
            <text:p>AVASPEC-MINI2048L-V25 </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750">
            <text:p>1750</text:p>
          </table:table-cell>
          <table:table-cell/>
          <table:table-cell table:formula="of:=([.E26])*[.I26]*IF([.H26]=&quot;$&quot;;[index.B$23];IF([.H26]=&quot;BP&quot;;[index.B$24];1)) + IF([.E26]&gt;0;[.J26];0)" office:value-type="float" office:value="1750">
            <text:p>1750</text:p>
          </table:table-cell>
          <table:table-cell table:formula="of:=([.E26]-[.G26])*[.I26]*IF([.H26]=&quot;$&quot;;[index.B$23];IF([.H26]=&quot;BP&quot;;[index.B$24];1)) + IF(([.E26]-[.G26])&gt;0;[.J26];0)" office:value-type="float" office:value="0">
            <text:p>0</text:p>
          </table:table-cell>
          <table:table-cell/>
          <table:table-cell office:value-type="string">
            <text:p>spektralradiometer/avantes/16710062.pdfspektralradiometer/avantes/16710062.pdf</text:p>
          </table:table-cell>
          <table:table-cell table:number-columns-repeated="1010"/>
        </table:table-row>
        <table:table-row table:style-name="ro4">
          <table:table-cell table:style-name="ce7" office:value-type="string">
            <text:p><text:s/>Fiber cable, 200μm VIS/NIR fiber, 1m long, SMA terminations, metal protection sleeve </text:p>
          </table:table-cell>
          <table:table-cell office:value-type="string">
            <text:p>avantes</text:p>
          </table:table-cell>
          <table:table-cell/>
          <table:table-cell office:value-type="string">
            <text:p>FC-IR200-1-ME</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03">
            <text:p>103</text:p>
          </table:table-cell>
          <table:table-cell/>
          <table:table-cell table:formula="of:=([.E27])*[.I27]*IF([.H27]=&quot;$&quot;;[index.B$23];IF([.H27]=&quot;BP&quot;;[index.B$24];1)) + IF([.E27]&gt;0;[.J27];0)" office:value-type="float" office:value="103">
            <text:p>103</text:p>
          </table:table-cell>
          <table:table-cell table:formula="of:=([.E27]-[.G27])*[.I27]*IF([.H27]=&quot;$&quot;;[index.B$23];IF([.H27]=&quot;BP&quot;;[index.B$24];1)) + IF(([.E27]-[.G27])&gt;0;[.J27];0)" office:value-type="float" office:value="0">
            <text:p>0</text:p>
          </table:table-cell>
          <table:table-cell/>
          <table:table-cell office:value-type="string">
            <text:p>spektralradiometer/avantes/16710062.pdfspektralradiometer/avantes/16710062.pdf</text:p>
          </table:table-cell>
          <table:table-cell table:number-columns-repeated="1010"/>
        </table:table-row>
        <table:table-row table:style-name="ro4">
          <table:table-cell table:style-name="ce7" office:value-type="string">
            <text:p><text:s/>Fiber cable, 600μm VIS/NIR fiber, 1m long, SMA terminations, metal protection sleeve </text:p>
          </table:table-cell>
          <table:table-cell office:value-type="string">
            <text:p>avantes</text:p>
          </table:table-cell>
          <table:table-cell/>
          <table:table-cell office:value-type="string">
            <text:p>FC-IR600-1-ME</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39">
            <text:p>139</text:p>
          </table:table-cell>
          <table:table-cell/>
          <table:table-cell table:formula="of:=([.E28])*[.I28]*IF([.H28]=&quot;$&quot;;[index.B$23];IF([.H28]=&quot;BP&quot;;[index.B$24];1)) + IF([.E28]&gt;0;[.J28];0)" office:value-type="float" office:value="139">
            <text:p>139</text:p>
          </table:table-cell>
          <table:table-cell table:formula="of:=([.E28]-[.G28])*[.I28]*IF([.H28]=&quot;$&quot;;[index.B$23];IF([.H28]=&quot;BP&quot;;[index.B$24];1)) + IF(([.E28]-[.G28])&gt;0;[.J28];0)" office:value-type="float" office:value="0">
            <text:p>0</text:p>
          </table:table-cell>
          <table:table-cell/>
          <table:table-cell office:value-type="string">
            <text:p>spektralradiometer/avantes/16710062.pdfspektralradiometer/avantes/16710062.pdf</text:p>
          </table:table-cell>
          <table:table-cell table:number-columns-repeated="1010"/>
        </table:table-row>
        <table:table-row table:style-name="ro4">
          <table:table-cell table:style-name="ce7" office:value-type="string">
            <text:p>LED System</text:p>
          </table:table-cell>
          <table:table-cell office:value-type="string">
            <text:p>conrad</text:p>
          </table:table-cell>
          <table:table-cell table:number-columns-repeated="2"/>
          <table:table-cell office:value-type="float" office:value="1">
            <text:p>1</text:p>
          </table:table-cell>
          <table:table-cell/>
          <table:table-cell office:value-type="float" office:value="0">
            <text:p>0</text:p>
          </table:table-cell>
          <table:table-cell table:number-columns-repeated="3"/>
          <table:table-cell table:formula="of:=([.E29])*[.I29]*IF([.H29]=&quot;$&quot;;[index.B$23];IF([.H29]=&quot;BP&quot;;[index.B$24];1)) + IF([.E29]&gt;0;[.J29];0)" office:value-type="float" office:value="0">
            <text:p>0</text:p>
          </table:table-cell>
          <table:table-cell table:formula="of:=([.E29]-[.G29])*[.I29]*IF([.H29]=&quot;$&quot;;[index.B$23];IF([.H29]=&quot;BP&quot;;[index.B$24];1)) + IF(([.E29]-[.G29])&gt;0;[.J29];0)" office:value-type="float" office:value="0">
            <text:p>0</text:p>
          </table:table-cell>
          <table:table-cell table:number-columns-repeated="1012"/>
        </table:table-row>
        <table:table-row table:style-name="ro4">
          <table:table-cell table:style-name="ce6"/>
          <table:table-cell table:number-columns-repeated="1023"/>
        </table:table-row>
        <table:table-row table:style-name="ro4">
          <table:table-cell table:style-name="ce10" office:value-type="string">
            <text:p>GAS FLUX</text:p>
          </table:table-cell>
          <table:table-cell table:number-columns-repeated="2"/>
          <table:table-cell table:style-name="ce9"/>
          <table:table-cell table:number-columns-repeated="1020"/>
        </table:table-row>
        <table:table-row table:style-name="ro4">
          <table:table-cell table:style-name="ce9" office:value-type="string">
            <text:p>SprintIR Fast CO2 Sensor (0-20%), SprintIR WR 20% CO2</text:p>
          </table:table-cell>
          <table:table-cell office:value-type="string">
            <text:p>co2meter</text:p>
          </table:table-cell>
          <table:table-cell/>
          <table:table-cell table:style-name="ce9" office:value-type="string">
            <text:p>GC-0017</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55">
            <text:p>155</text:p>
          </table:table-cell>
          <table:table-cell/>
          <table:table-cell table:formula="of:=([.E32])*[.I32]*IF([.H32]=&quot;$&quot;;[index.B$23];IF([.H32]=&quot;BP&quot;;[index.B$24];1)) + IF([.E32]&gt;0;[.J32];0)" office:value-type="float" office:value="0">
            <text:p>0</text:p>
          </table:table-cell>
          <table:table-cell table:formula="of:=([.E32]-[.G32])*[.I32]*IF([.H32]=&quot;$&quot;;[index.B$23];IF([.H32]=&quot;BP&quot;;[index.B$24];1)) + IF(([.E32]-[.G32])&gt;0;[.J32];0)" office:value-type="float" office:value="0">
            <text:p>0</text:p>
          </table:table-cell>
          <table:table-cell table:number-columns-repeated="2"/>
          <table:table-cell office:value-type="string">
            <text:p>http://www.co2meter.com/collections/co2-sensors/products/sprintir-100-percent-co2-sensor</text:p>
          </table:table-cell>
          <table:table-cell table:number-columns-repeated="1009"/>
        </table:table-row>
        <table:table-row table:style-name="ro4">
          <table:table-cell table:style-name="ce9" office:value-type="string">
            <text:p>COZIR CO2 Sensor, 0-5%</text:p>
          </table:table-cell>
          <table:table-cell office:value-type="string">
            <text:p>co2meter</text:p>
          </table:table-cell>
          <table:table-cell/>
          <table:table-cell table:style-name="ce9" office:value-type="string">
            <text:p>GC-0015</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09">
            <text:p>109</text:p>
          </table:table-cell>
          <table:table-cell/>
          <table:table-cell table:formula="of:=([.E33])*[.I33]*IF([.H33]=&quot;$&quot;;[index.B$23];IF([.H33]=&quot;BP&quot;;[index.B$24];1)) + IF([.E33]&gt;0;[.J33];0)" office:value-type="float" office:value="97.01">
            <text:p>97.01</text:p>
          </table:table-cell>
          <table:table-cell table:formula="of:=([.E33]-[.G33])*[.I33]*IF([.H33]=&quot;$&quot;;[index.B$23];IF([.H33]=&quot;BP&quot;;[index.B$24];1)) + IF(([.E33]-[.G33])&gt;0;[.J33];0)" office:value-type="float" office:value="0">
            <text:p>0</text:p>
          </table:table-cell>
          <table:table-cell/>
          <table:table-cell office:value-type="string">
            <text:p>gassensors/co2meter/2812\ Heinrich-Heine\ Universität\ Düsseldorf.pdf</text:p>
          </table:table-cell>
          <table:table-cell office:value-type="string">
            <text:p>http://www.co2meter.com/collections/co2-sensors/products/cozir-5-100-co2-sensor</text:p>
          </table:table-cell>
          <table:table-cell table:number-columns-repeated="1009"/>
        </table:table-row>
        <table:table-row table:style-name="ro4">
          <table:table-cell table:style-name="ce9" office:value-type="string">
            <text:p>COZIR CO2 Sensor, 0-20%</text:p>
          </table:table-cell>
          <table:table-cell office:value-type="string">
            <text:p>co2meter</text:p>
          </table:table-cell>
          <table:table-cell/>
          <table:table-cell table:style-name="ce9" office:value-type="string">
            <text:p>GC-0006</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09">
            <text:p>109</text:p>
          </table:table-cell>
          <table:table-cell/>
          <table:table-cell table:formula="of:=([.E34])*[.I34]*IF([.H34]=&quot;$&quot;;[index.B$23];IF([.H34]=&quot;BP&quot;;[index.B$24];1)) + IF([.E34]&gt;0;[.J34];0)" office:value-type="float" office:value="0">
            <text:p>0</text:p>
          </table:table-cell>
          <table:table-cell table:formula="of:=([.E34]-[.G34])*[.I34]*IF([.H34]=&quot;$&quot;;[index.B$23];IF([.H34]=&quot;BP&quot;;[index.B$24];1)) + IF(([.E34]-[.G34])&gt;0;[.J34];0)" office:value-type="float" office:value="0">
            <text:p>0</text:p>
          </table:table-cell>
          <table:table-cell table:number-columns-repeated="2"/>
          <table:table-cell office:value-type="string">
            <text:p>http://www.co2meter.com/collections/co2-sensors/products/cozir-5-100-co2-sensor</text:p>
          </table:table-cell>
          <table:table-cell table:number-columns-repeated="1009"/>
        </table:table-row>
        <table:table-row table:style-name="ro4">
          <table:table-cell table:style-name="ce9" office:value-type="string">
            <text:p><text:s/>COZIR Tube Cap Adapter</text:p>
          </table:table-cell>
          <table:table-cell office:value-type="string">
            <text:p>co2meter</text:p>
          </table:table-cell>
          <table:table-cell/>
          <table:table-cell table:style-name="ce9" office:value-type="string">
            <text:p>CM-0013</text:p>
          </table:table-cell>
          <table:table-cell table:formula="of:=SUM([.E32:.E34])" office:value-type="float" office:value="1">
            <text:p>1</text:p>
          </table:table-cell>
          <table:table-cell/>
          <table:table-cell office:value-type="float" office:value="1">
            <text:p>1</text:p>
          </table:table-cell>
          <table:table-cell office:value-type="string">
            <text:p>$</text:p>
          </table:table-cell>
          <table:table-cell office:value-type="float" office:value="79">
            <text:p>79</text:p>
          </table:table-cell>
          <table:table-cell/>
          <table:table-cell table:formula="of:=([.E35])*[.I35]*IF([.H35]=&quot;$&quot;;[index.B$23];IF([.H35]=&quot;BP&quot;;[index.B$24];1)) + IF([.E35]&gt;0;[.J35];0)" office:value-type="float" office:value="70.31">
            <text:p>70.31</text:p>
          </table:table-cell>
          <table:table-cell table:formula="of:=([.E35]-[.G35])*[.I35]*IF([.H35]=&quot;$&quot;;[index.B$23];IF([.H35]=&quot;BP&quot;;[index.B$24];1)) + IF(([.E35]-[.G35])&gt;0;[.J35];0)" office:value-type="float" office:value="0">
            <text:p>0</text:p>
          </table:table-cell>
          <table:table-cell/>
          <table:table-cell office:value-type="string">
            <text:p>gassensors/co2meter/2812\ Heinrich-Heine\ Universität\ Düsseldorf.pdf</text:p>
          </table:table-cell>
          <table:table-cell office:value-type="string">
            <text:p>http://www.co2meter.com/collections/co2-sensors/products/c20-sensor-tube-cap-adapter</text:p>
          </table:table-cell>
          <table:table-cell table:number-columns-repeated="1009"/>
        </table:table-row>
        <table:table-row table:style-name="ro4">
          <table:table-cell table:style-name="ce9" office:value-type="string">
            <text:p>UV Flux 25% O2 Sensor</text:p>
          </table:table-cell>
          <table:table-cell office:value-type="string">
            <text:p>co2meter</text:p>
          </table:table-cell>
          <table:table-cell/>
          <table:table-cell table:style-name="ce9" office:value-type="string">
            <text:p>CM-0201</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19">
            <text:p>119</text:p>
          </table:table-cell>
          <table:table-cell/>
          <table:table-cell table:formula="of:=([.E36])*[.I36]*IF([.H36]=&quot;$&quot;;[index.B$23];IF([.H36]=&quot;BP&quot;;[index.B$24];1)) + IF([.E36]&gt;0;[.J36];0)" office:value-type="float" office:value="105.91">
            <text:p>105.91</text:p>
          </table:table-cell>
          <table:table-cell table:formula="of:=([.E36]-[.G36])*[.I36]*IF([.H36]=&quot;$&quot;;[index.B$23];IF([.H36]=&quot;BP&quot;;[index.B$24];1)) + IF(([.E36]-[.G36])&gt;0;[.J36];0)" office:value-type="float" office:value="0">
            <text:p>0</text:p>
          </table:table-cell>
          <table:table-cell/>
          <table:table-cell office:value-type="string">
            <text:p>gassensors/co2meter/2814\ Heinrich-Heine\ Universität\ Düsseldorf.pdf</text:p>
          </table:table-cell>
          <table:table-cell office:value-type="string">
            <text:p>http://www.co2meter.com/collections/co2-sensors/products/uv-flux-oxygen-sensor</text:p>
          </table:table-cell>
          <table:table-cell table:number-columns-repeated="1009"/>
        </table:table-row>
        <table:table-row table:style-name="ro4">
          <table:table-cell table:style-name="ce9" office:value-type="string">
            <text:p><text:s/>O2 Tube Cap Adapter</text:p>
          </table:table-cell>
          <table:table-cell office:value-type="string">
            <text:p>co2meter</text:p>
          </table:table-cell>
          <table:table-cell/>
          <table:table-cell table:style-name="ce9" office:value-type="string">
            <text:p>CM-0203</text:p>
          </table:table-cell>
          <table:table-cell table:formula="of:=SUM([.E36])" office:value-type="float" office:value="1">
            <text:p>1</text:p>
          </table:table-cell>
          <table:table-cell/>
          <table:table-cell office:value-type="float" office:value="1">
            <text:p>1</text:p>
          </table:table-cell>
          <table:table-cell office:value-type="string">
            <text:p>$</text:p>
          </table:table-cell>
          <table:table-cell office:value-type="float" office:value="79">
            <text:p>79</text:p>
          </table:table-cell>
          <table:table-cell/>
          <table:table-cell table:formula="of:=([.E37])*[.I37]*IF([.H37]=&quot;$&quot;;[index.B$23];IF([.H37]=&quot;BP&quot;;[index.B$24];1)) + IF([.E37]&gt;0;[.J37];0)" office:value-type="float" office:value="70.31">
            <text:p>70.31</text:p>
          </table:table-cell>
          <table:table-cell table:formula="of:=([.E37]-[.G37])*[.I37]*IF([.H37]=&quot;$&quot;;[index.B$23];IF([.H37]=&quot;BP&quot;;[index.B$24];1)) + IF(([.E37]-[.G37])&gt;0;[.J37];0)" office:value-type="float" office:value="0">
            <text:p>0</text:p>
          </table:table-cell>
          <table:table-cell/>
          <table:table-cell office:value-type="string">
            <text:p>gassensors/co2meter/2814\ Heinrich-Heine\ Universität\ Düsseldorf.pdf</text:p>
          </table:table-cell>
          <table:table-cell table:number-columns-repeated="1010"/>
        </table:table-row>
        <table:table-row table:style-name="ro5">
          <table:table-cell table:style-name="ce9" office:value-type="string">
            <text:p><text:s/>GSS Cozir Cable - SDK</text:p>
          </table:table-cell>
          <table:table-cell office:value-type="string">
            <text:p>co2meter</text:p>
          </table:table-cell>
          <table:table-cell/>
          <table:table-cell table:style-name="ce9" office:value-type="string">
            <text:p>CM-0032-GC</text:p>
          </table:table-cell>
          <table:table-cell office:value-type="float" office:value="2">
            <text:p>2</text:p>
          </table:table-cell>
          <table:table-cell/>
          <table:table-cell office:value-type="float" office:value="2">
            <text:p>2</text:p>
          </table:table-cell>
          <table:table-cell office:value-type="string">
            <text:p>$</text:p>
          </table:table-cell>
          <table:table-cell office:value-type="float" office:value="49.95">
            <text:p>49.95</text:p>
          </table:table-cell>
          <table:table-cell/>
          <table:table-cell table:formula="of:=([.E38])*[.I38]*IF([.H38]=&quot;$&quot;;[index.B$23];IF([.H38]=&quot;BP&quot;;[index.B$24];1)) + IF([.E38]&gt;0;[.J38];0)" office:value-type="float" office:value="88.911">
            <text:p>88.911</text:p>
          </table:table-cell>
          <table:table-cell table:formula="of:=([.E38]-[.G38])*[.I38]*IF([.H38]=&quot;$&quot;;[index.B$23];IF([.H38]=&quot;BP&quot;;[index.B$24];1)) + IF(([.E38]-[.G38])&gt;0;[.J38];0)" office:value-type="float" office:value="0">
            <text:p>0</text:p>
          </table:table-cell>
          <table:table-cell/>
          <table:table-cell office:value-type="string">
            <text:p>gassensors/co2meter/2814\ Heinrich-Heine\ Universität\ Düsseldorf.pdf</text:p>
          </table:table-cell>
          <table:table-cell table:number-columns-repeated="1010"/>
        </table:table-row>
        <table:table-row table:style-name="ro4">
          <table:table-cell table:style-name="ce9" office:value-type="string">
            <text:p>Aalborg XFM digital mass flow meter, with RS 485</text:p>
          </table:table-cell>
          <table:table-cell office:value-type="string">
            <text:p>aalborg</text:p>
          </table:table-cell>
          <table:table-cell office:value-type="string">
            <text:p>dielen</text:p>
          </table:table-cell>
          <table:table-cell office:value-type="string">
            <text:p>XFM17A-VHL6-A2</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273.3">
            <text:p>1273.3</text:p>
          </table:table-cell>
          <table:table-cell/>
          <table:table-cell table:formula="of:=([.E39])*[.I39]*IF([.H39]=&quot;$&quot;;[index.B$23];IF([.H39]=&quot;BP&quot;;[index.B$24];1)) + IF([.E39]&gt;0;[.J39];0)" office:value-type="float" office:value="1133.237">
            <text:p>1133.237</text:p>
          </table:table-cell>
          <table:table-cell table:formula="of:=([.E39]-[.G39])*[.I39]*IF([.H39]=&quot;$&quot;;[index.B$23];IF([.H39]=&quot;BP&quot;;[index.B$24];1)) + IF(([.E39]-[.G39])&gt;0;[.J39];0)" office:value-type="float" office:value="0">
            <text:p>0</text:p>
          </table:table-cell>
          <table:table-cell/>
          <table:table-cell office:value-type="string">
            <text:p>massflow/aalborg/angebot_2015-409_timmen.pdf</text:p>
          </table:table-cell>
          <table:table-cell office:value-type="string">
            <text:p>http://www.aalborginstruments.de/index.php/main_page/product_overview/id_product_overview/63?gclid=Cj0KEQiAnJqzBRCW0rGWnKnckOIBEiQA6qDBaiq1lq5usMb67JJLsV2uJf_5hWB8ohdCymn05ulkI9UaAv368P8HAQ</text:p>
          </table:table-cell>
          <table:table-cell table:number-columns-repeated="1009"/>
        </table:table-row>
        <table:table-row table:style-name="ro4">
          <table:table-cell table:style-name="ce9" office:value-type="string">
            <text:p>Temperature &amp; Humidity sensor Pro(AM2302)</text:p>
          </table:table-cell>
          <table:table-cell office:value-type="string">
            <text:p>elecrow</text:p>
          </table:table-cell>
          <table:table-cell/>
          <table:table-cell office:value-type="string">
            <text:p>SES23031S</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8.8">
            <text:p>8.8</text:p>
          </table:table-cell>
          <table:table-cell/>
          <table:table-cell table:formula="of:=([.E40])*[.I40]*IF([.H40]=&quot;$&quot;;[index.B$23];IF([.H40]=&quot;BP&quot;;[index.B$24];1)) + IF([.E40]&gt;0;[.J40];0)" office:value-type="float" office:value="7.832">
            <text:p>7.832</text:p>
          </table:table-cell>
          <table:table-cell table:formula="of:=([.E40]-[.G40])*[.I40]*IF([.H40]=&quot;$&quot;;[index.B$23];IF([.H40]=&quot;BP&quot;;[index.B$24];1)) + IF(([.E40]-[.G40])&gt;0;[.J40];0)" office:value-type="float" office:value="7.832">
            <text:p>7.832</text:p>
          </table:table-cell>
          <table:table-cell table:number-columns-repeated="2"/>
          <table:table-cell office:value-type="string">
            <text:p>http://www.elecrow.com/temperature-humidity-sensor-proam2302-p-513.html</text:p>
          </table:table-cell>
          <table:table-cell table:number-columns-repeated="1009"/>
        </table:table-row>
        <table:table-row table:style-name="ro6">
          <table:table-cell table:style-name="ce9" office:value-type="string">
            <text:p>110V AC 2-Position 3-Way NC Electric Control Solenoid Valve for Gas Water Air </text:p>
          </table:table-cell>
          <table:table-cell table:number-columns-repeated="3"/>
          <table:table-cell office:value-type="float" office:value="0">
            <text:p>0</text:p>
          </table:table-cell>
          <table:table-cell/>
          <table:table-cell office:value-type="float" office:value="0">
            <text:p>0</text:p>
          </table:table-cell>
          <table:table-cell office:value-type="string">
            <text:p>$</text:p>
          </table:table-cell>
          <table:table-cell office:value-type="float" office:value="6.98">
            <text:p>6.98</text:p>
          </table:table-cell>
          <table:table-cell/>
          <table:table-cell table:formula="of:=([.E41])*[.I41]*IF([.H41]=&quot;$&quot;;[index.B$23];IF([.H41]=&quot;BP&quot;;[index.B$24];1)) + IF([.E41]&gt;0;[.J41];0)" office:value-type="float" office:value="0">
            <text:p>0</text:p>
          </table:table-cell>
          <table:table-cell table:formula="of:=([.E41]-[.G41])*[.I41]*IF([.H41]=&quot;$&quot;;[index.B$23];IF([.H41]=&quot;BP&quot;;[index.B$24];1)) + IF(([.E41]-[.G41])&gt;0;[.J41];0)" office:value-type="float" office:value="0">
            <text:p>0</text:p>
          </table:table-cell>
          <table:table-cell table:number-columns-repeated="2"/>
          <table:table-cell office:value-type="string">
            <text:p>http://www.ebay.com/itm/110V-AC-2-Position-3-Way-NC-Electric-Control-Solenoid-Valve-for-Gas-Water-Air-/201490603437</text:p>
          </table:table-cell>
          <table:table-cell table:number-columns-repeated="1009"/>
        </table:table-row>
        <table:table-row table:style-name="ro6">
          <table:table-cell table:style-name="ce9" office:value-type="string">
            <text:p>DC 12V ASCO Three Way Solenoid Valve Micro DC Solenoid Water Valve</text:p>
          </table:table-cell>
          <table:table-cell table:number-columns-repeated="3"/>
          <table:table-cell office:value-type="float" office:value="0">
            <text:p>0</text:p>
          </table:table-cell>
          <table:table-cell/>
          <table:table-cell office:value-type="float" office:value="0">
            <text:p>0</text:p>
          </table:table-cell>
          <table:table-cell office:value-type="string">
            <text:p>$</text:p>
          </table:table-cell>
          <table:table-cell office:value-type="float" office:value="11.95">
            <text:p>11.95</text:p>
          </table:table-cell>
          <table:table-cell/>
          <table:table-cell table:formula="of:=([.E42])*[.I42]*IF([.H42]=&quot;$&quot;;[index.B$23];IF([.H42]=&quot;BP&quot;;[index.B$24];1)) + IF([.E42]&gt;0;[.J42];0)" office:value-type="float" office:value="0">
            <text:p>0</text:p>
          </table:table-cell>
          <table:table-cell table:formula="of:=([.E42]-[.G42])*[.I42]*IF([.H42]=&quot;$&quot;;[index.B$23];IF([.H42]=&quot;BP&quot;;[index.B$24];1)) + IF(([.E42]-[.G42])&gt;0;[.J42];0)" office:value-type="float" office:value="0">
            <text:p>0</text:p>
          </table:table-cell>
          <table:table-cell table:number-columns-repeated="2"/>
          <table:table-cell office:value-type="string">
            <text:p>http://www.ebay.com/itm/DC-12V-ASCO-Three-Way-Solenoid-Valve-Micro-DC-Solenoid-Water-Valve-/181663619118</text:p>
          </table:table-cell>
          <table:table-cell table:number-columns-repeated="1009"/>
        </table:table-row>
        <table:table-row table:style-name="ro6">
          <table:table-cell table:style-name="ce9" office:value-type="string">
            <text:p>SIRAI EG 3 SOLENOID PINCH VALVE 12V DC 100% Duty</text:p>
          </table:table-cell>
          <table:table-cell table:number-columns-repeated="2"/>
          <table:table-cell table:style-name="ce9"/>
          <table:table-cell office:value-type="float" office:value="0">
            <text:p>0</text:p>
          </table:table-cell>
          <table:table-cell/>
          <table:table-cell office:value-type="float" office:value="0">
            <text:p>0</text:p>
          </table:table-cell>
          <table:table-cell office:value-type="string">
            <text:p>$</text:p>
          </table:table-cell>
          <table:table-cell office:value-type="float" office:value="10">
            <text:p>10</text:p>
          </table:table-cell>
          <table:table-cell/>
          <table:table-cell table:formula="of:=([.E43])*[.I43]*IF([.H43]=&quot;$&quot;;[index.B$23];IF([.H43]=&quot;BP&quot;;[index.B$24];1)) + IF([.E43]&gt;0;[.J43];0)" office:value-type="float" office:value="0">
            <text:p>0</text:p>
          </table:table-cell>
          <table:table-cell table:formula="of:=([.E43]-[.G43])*[.I43]*IF([.H43]=&quot;$&quot;;[index.B$23];IF([.H43]=&quot;BP&quot;;[index.B$24];1)) + IF(([.E43]-[.G43])&gt;0;[.J43];0)" office:value-type="float" office:value="0">
            <text:p>0</text:p>
          </table:table-cell>
          <table:table-cell table:number-columns-repeated="2"/>
          <table:table-cell office:value-type="string">
            <text:p><text:a xlink:href="http://www.ebay.com/itm/SIRAI-EG-3-SOLENOID-PINCH-VALVE-12V-DC-100-Duty-/111878452924" xlink:type="simple">http://www.ebay.com/itm/SIRAI-EG-3-SOLENOID-PINCH-VALVE-12V-DC-100-Duty-/111878452924</text:a></text:p>
          </table:table-cell>
          <table:table-cell table:number-columns-repeated="1009"/>
        </table:table-row>
        <table:table-row table:style-name="ro4">
          <table:table-cell table:style-name="ce9"/>
          <table:table-cell table:number-columns-repeated="2"/>
          <table:table-cell table:style-name="ce9"/>
          <table:table-cell table:number-columns-repeated="1020"/>
        </table:table-row>
        <table:table-row table:style-name="ro4">
          <table:table-cell table:style-name="ce6" office:value-type="string">
            <text:p>LIQUID FLUX</text:p>
          </table:table-cell>
          <table:table-cell table:number-columns-repeated="1023"/>
        </table:table-row>
        <table:table-row table:style-name="ro4">
          <table:table-cell table:style-name="ce7" office:value-type="string">
            <text:p>Peristaltic Pump with step motor; 12V/24V DC, metal tube holder</text:p>
          </table:table-cell>
          <table:table-cell/>
          <table:table-cell office:value-type="string">
            <text:p>aliexpress</text:p>
          </table:table-cell>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35.8">
            <text:p>35.8</text:p>
          </table:table-cell>
          <table:table-cell office:value-type="float" office:value="14.89">
            <text:p>14.89</text:p>
          </table:table-cell>
          <table:table-cell table:formula="of:=([.E46])*[.I46]*IF([.H46]=&quot;$&quot;;[index.B$23];IF([.H46]=&quot;BP&quot;;[index.B$24];1)) + IF([.E46]&gt;0;[.J46];0)" office:value-type="float" office:value="0">
            <text:p>0</text:p>
          </table:table-cell>
          <table:table-cell table:formula="of:=([.E46]-[.G46])*[.I46]*IF([.H46]=&quot;$&quot;;[index.B$23];IF([.H46]=&quot;BP&quot;;[index.B$24];1)) + IF(([.E46]-[.G46])&gt;0;[.J46];0)" office:value-type="float" office:value="0">
            <text:p>0</text:p>
          </table:table-cell>
          <table:table-cell/>
          <table:table-cell office:value-type="string">
            <text:p>aliexpress:gatsby</text:p>
          </table:table-cell>
          <table:table-cell office:value-type="string">
            <text:p>http://www.aliexpress.com/item/Peristaltic-Pump-with-step-motor-precision-peristaltic-pump-peristaltic-filling/2013487841.html?spm=2114.10010108.0.176.nuyORD</text:p>
          </table:table-cell>
          <table:table-cell table:number-columns-repeated="1009"/>
        </table:table-row>
        <table:table-row table:style-name="ro4">
          <table:table-cell table:style-name="ce7" office:value-type="string">
            <text:p>Peristaltic Pump with step motor; plastic tube holder</text:p>
          </table:table-cell>
          <table:table-cell/>
          <table:table-cell office:value-type="string">
            <text:p>aliexpress</text:p>
          </table:table-cell>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31.2">
            <text:p>31.2</text:p>
          </table:table-cell>
          <table:table-cell office:value-type="float" office:value="8.2">
            <text:p>8.2</text:p>
          </table:table-cell>
          <table:table-cell table:formula="of:=([.E47])*[.I47]*IF([.H47]=&quot;$&quot;;[index.B$23];IF([.H47]=&quot;BP&quot;;[index.B$24];1)) + IF([.E47]&gt;0;[.J47];0)" office:value-type="float" office:value="0">
            <text:p>0</text:p>
          </table:table-cell>
          <table:table-cell table:formula="of:=([.E47]-[.G47])*[.I47]*IF([.H47]=&quot;$&quot;;[index.B$23];IF([.H47]=&quot;BP&quot;;[index.B$24];1)) + IF(([.E47]-[.G47])&gt;0;[.J47];0)" office:value-type="float" office:value="0">
            <text:p>0</text:p>
          </table:table-cell>
          <table:table-cell/>
          <table:table-cell office:value-type="string">
            <text:p>aliexpress:zhongshan</text:p>
          </table:table-cell>
          <table:table-cell office:value-type="string">
            <text:p>http://www.aliexpress.com/item/new-peristaltic-pump-dosing-pump-with-42-imported-stepper-motor-tubing-hose-pump/32214954514.html?spm=2114.13010208.99999999.261.jIiufs</text:p>
          </table:table-cell>
          <table:table-cell table:number-columns-repeated="1009"/>
        </table:table-row>
        <table:table-row table:style-name="ro4">
          <table:table-cell table:style-name="ce9" office:value-type="string">
            <text:p>Welco WPM, 1 channel/3 rollers, 0.04-121 ml/min</text:p>
          </table:table-cell>
          <table:table-cell office:value-type="string">
            <text:p>welco</text:p>
          </table:table-cell>
          <table:table-cell office:value-type="string">
            <text:p>peripump</text:p>
          </table:table-cell>
          <table:table-cell table:style-name="ce12" office:value-type="string">
            <text:p>WPM</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71">
            <text:p>71</text:p>
          </table:table-cell>
          <table:table-cell table:style-name="ce9"/>
          <table:table-cell table:formula="of:=([.E48])*[.I48]*IF([.H48]=&quot;$&quot;;[index.B$23];IF([.H48]=&quot;BP&quot;;[index.B$24];1)) + IF([.E48]&gt;0;[.J48];0)" office:value-type="float" office:value="0">
            <text:p>0</text:p>
          </table:table-cell>
          <table:table-cell table:formula="of:=([.E48]-[.G48])*[.I48]*IF([.H48]=&quot;$&quot;;[index.B$23];IF([.H48]=&quot;BP&quot;;[index.B$24];1)) + IF(([.E48]-[.G48])&gt;0;[.J48];0)" office:value-type="float" office:value="0">
            <text:p>0</text:p>
          </table:table-cell>
          <table:table-cell/>
          <table:table-cell office:value-type="string">
            <text:p>pumpen/welco/angebot_peripump.eml</text:p>
          </table:table-cell>
          <table:table-cell office:value-type="string">
            <text:p><text:a xlink:href="https://www.peripump.eu/de/schlauchpumpen/wpm" xlink:type="simple">https://www.peripump.eu/de/schlauchpumpen/wpm</text:a></text:p>
          </table:table-cell>
          <table:table-cell table:number-columns-repeated="1009"/>
        </table:table-row>
        <table:table-row table:style-name="ro4">
          <table:table-cell table:style-name="ce9" office:value-type="string">
            <text:p>Adafruit, 12V peristaltic pump</text:p>
          </table:table-cell>
          <table:table-cell office:value-type="string">
            <text:p>noname</text:p>
          </table:table-cell>
          <table:table-cell office:value-type="string">
            <text:p>adafruit</text:p>
          </table:table-cell>
          <table:table-cell table:style-name="ce12" office:value-type="float" office:value="1150">
            <text:p>1150</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24.95">
            <text:p>24.95</text:p>
          </table:table-cell>
          <table:table-cell table:style-name="ce9"/>
          <table:table-cell table:formula="of:=([.E49])*[.I49]*IF([.H49]=&quot;$&quot;;[index.B$23];IF([.H49]=&quot;BP&quot;;[index.B$24];1)) + IF([.E49]&gt;0;[.J49];0)" office:value-type="float" office:value="0">
            <text:p>0</text:p>
          </table:table-cell>
          <table:table-cell table:formula="of:=([.E49]-[.G49])*[.I49]*IF([.H49]=&quot;$&quot;;[index.B$23];IF([.H49]=&quot;BP&quot;;[index.B$24];1)) + IF(([.E49]-[.G49])&gt;0;[.J49];0)" office:value-type="float" office:value="0">
            <text:p>0</text:p>
          </table:table-cell>
          <table:table-cell table:number-columns-repeated="2"/>
          <table:table-cell office:value-type="string">
            <text:p><text:a xlink:href="https://www.adafruit.com/product/1150" xlink:type="simple">https://www.adafruit.com/product/1150</text:a></text:p>
          </table:table-cell>
          <table:table-cell table:number-columns-repeated="1009"/>
        </table:table-row>
        <table:table-row table:style-name="ro4">
          <table:table-cell table:style-name="ce9" office:value-type="string">
            <text:p>2x Peristaltic Pump, 12V, DC; looks like adafruit</text:p>
          </table:table-cell>
          <table:table-cell office:value-type="string">
            <text:p>noname</text:p>
          </table:table-cell>
          <table:table-cell office:value-type="string">
            <text:p>ebay</text:p>
          </table:table-cell>
          <table:table-cell table:style-name="ce12"/>
          <table:table-cell office:value-type="float" office:value="1">
            <text:p>1</text:p>
          </table:table-cell>
          <table:table-cell office:value-type="string">
            <text:p><text:s/></text:p>
          </table:table-cell>
          <table:table-cell office:value-type="float" office:value="1">
            <text:p>1</text:p>
          </table:table-cell>
          <table:table-cell office:value-type="string">
            <text:p>€</text:p>
          </table:table-cell>
          <table:table-cell table:style-name="ce9" office:value-type="float" office:value="19.94">
            <text:p>19.94</text:p>
          </table:table-cell>
          <table:table-cell table:style-name="ce9" office:value-type="float" office:value="1.99">
            <text:p>1.99</text:p>
          </table:table-cell>
          <table:table-cell table:formula="of:=([.E50])*[.I50]*IF([.H50]=&quot;$&quot;;[index.B$23];IF([.H50]=&quot;BP&quot;;[index.B$24];1)) + IF([.E50]&gt;0;[.J50];0)" office:value-type="float" office:value="21.93">
            <text:p>21.93</text:p>
          </table:table-cell>
          <table:table-cell table:formula="of:=([.E50]-[.G50])*[.I50]*IF([.H50]=&quot;$&quot;;[index.B$23];IF([.H50]=&quot;BP&quot;;[index.B$24];1)) + IF(([.E50]-[.G50])&gt;0;[.J50];0)" office:value-type="float" office:value="0">
            <text:p>0</text:p>
          </table:table-cell>
          <table:table-cell/>
          <table:table-cell office:value-type="string">
            <text:p>ebay:bobowaytoway</text:p>
          </table:table-cell>
          <table:table-cell office:value-type="string">
            <text:p>http://www.ebay.de/itm/2stk-12V-Schlauchpumpe-Dosierpumpe-Peristaltikpumpe-Wasser-Pumpe-Silikonschlauch-/191363832760?hash=item2c8e2c5bb8:g:xVMAAOSwdsFUM74N</text:p>
          </table:table-cell>
          <table:table-cell table:number-columns-repeated="1009"/>
        </table:table-row>
        <table:table-row table:style-name="ro4">
          <table:table-cell table:style-name="ce9" office:value-type="string">
            <text:p>Toshiba TA7291P DC Motor Controller (brushed), 10 pce</text:p>
          </table:table-cell>
          <table:table-cell office:value-type="string">
            <text:p>toshiba</text:p>
          </table:table-cell>
          <table:table-cell office:value-type="string">
            <text:p>digikey</text:p>
          </table:table-cell>
          <table:table-cell table:style-name="ce12" office:value-type="string">
            <text:p>TA7291PO-ND</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1.389">
            <text:p>1.389</text:p>
          </table:table-cell>
          <table:table-cell table:style-name="ce9" office:value-type="float" office:value="14.4">
            <text:p>14.4</text:p>
          </table:table-cell>
          <table:table-cell table:formula="of:=([.E51])*[.I51]*IF([.H51]=&quot;$&quot;;[index.B$23];IF([.H51]=&quot;BP&quot;;[index.B$24];1)) + IF([.E51]&gt;0;[.J51];0)" office:value-type="float" office:value="0">
            <text:p>0</text:p>
          </table:table-cell>
          <table:table-cell table:formula="of:=([.E51]-[.G51])*[.I51]*IF([.H51]=&quot;$&quot;;[index.B$23];IF([.H51]=&quot;BP&quot;;[index.B$24];1)) + IF(([.E51]-[.G51])&gt;0;[.J51];0)" office:value-type="float" office:value="0">
            <text:p>0</text:p>
          </table:table-cell>
          <table:table-cell table:number-columns-repeated="2"/>
          <table:table-cell office:value-type="string">
            <text:p>http://www.digikey.de/product-search/de?keywords=ta7291p</text:p>
          </table:table-cell>
          <table:table-cell table:number-columns-repeated="1009"/>
        </table:table-row>
        <table:table-row table:style-name="ro4">
          <table:table-cell table:style-name="ce9" office:value-type="string">
            <text:p><text:s/>as above, different vendor, shipping from UK</text:p>
          </table:table-cell>
          <table:table-cell office:value-type="string">
            <text:p>toshiba</text:p>
          </table:table-cell>
          <table:table-cell office:value-type="string">
            <text:p>littlediode</text:p>
          </table:table-cell>
          <table:table-cell table:style-name="ce12" office:value-type="string">
            <text:p>TA7291P-MSWZ</text:p>
          </table:table-cell>
          <table:table-cell office:value-type="float" office:value="2">
            <text:p>2</text:p>
          </table:table-cell>
          <table:table-cell/>
          <table:table-cell office:value-type="float" office:value="2">
            <text:p>2</text:p>
          </table:table-cell>
          <table:table-cell office:value-type="string">
            <text:p>BP</text:p>
          </table:table-cell>
          <table:table-cell table:style-name="ce9" office:value-type="float" office:value="3.468">
            <text:p>3.468</text:p>
          </table:table-cell>
          <table:table-cell table:style-name="ce9" office:value-type="float" office:value="2.8531">
            <text:p>2.8531</text:p>
          </table:table-cell>
          <table:table-cell table:formula="of:=([.E52])*[.I52]*IF([.H52]=&quot;$&quot;;[index.B$23];IF([.H52]=&quot;BP&quot;;[index.B$24];1)) + IF([.E52]&gt;0;[.J52];0)" office:value-type="float" office:value="11.91404535112">
            <text:p>11.9140453511</text:p>
          </table:table-cell>
          <table:table-cell table:formula="of:=([.E52]-[.G52])*[.I52]*IF([.H52]=&quot;$&quot;;[index.B$23];IF([.H52]=&quot;BP&quot;;[index.B$24];1)) + IF(([.E52]-[.G52])&gt;0;[.J52];0)" office:value-type="float" office:value="0">
            <text:p>0</text:p>
          </table:table-cell>
          <table:table-cell table:number-columns-repeated="2"/>
          <table:table-cell office:value-type="string">
            <text:p>http://www.littlediode.com/components/product.php?productid=77989</text:p>
          </table:table-cell>
          <table:table-cell table:number-columns-repeated="1009"/>
        </table:table-row>
        <table:table-row table:style-name="ro4">
          <table:table-cell table:style-name="ce9" office:value-type="string">
            <text:p>12 V battery</text:p>
          </table:table-cell>
          <table:table-cell office:value-type="string">
            <text:p>conrad</text:p>
          </table:table-cell>
          <table:table-cell/>
          <table:table-cell table:style-name="ce12"/>
          <table:table-cell office:value-type="float" office:value="5">
            <text:p>5</text:p>
          </table:table-cell>
          <table:table-cell/>
          <table:table-cell office:value-type="float" office:value="0">
            <text:p>0</text:p>
          </table:table-cell>
          <table:table-cell/>
          <table:table-cell table:number-columns-repeated="2" table:style-name="ce9"/>
          <table:table-cell table:formula="of:=([.E53])*[.I53]*IF([.H53]=&quot;$&quot;;[index.B$23];IF([.H53]=&quot;BP&quot;;[index.B$24];1)) + IF([.E53]&gt;0;[.J53];0)" office:value-type="float" office:value="0">
            <text:p>0</text:p>
          </table:table-cell>
          <table:table-cell table:formula="of:=([.E53]-[.G53])*[.I53]*IF([.H53]=&quot;$&quot;;[index.B$23];IF([.H53]=&quot;BP&quot;;[index.B$24];1)) + IF(([.E53]-[.G53])&gt;0;[.J53];0)" office:value-type="float" office:value="0">
            <text:p>0</text:p>
          </table:table-cell>
          <table:table-cell table:number-columns-repeated="1012"/>
        </table:table-row>
        <table:table-row table:style-name="ro4">
          <table:table-cell office:value-type="string">
            <text:p>Elecrow weight sensor kit 20 kg, for Arduino</text:p>
          </table:table-cell>
          <table:table-cell office:value-type="string">
            <text:p>elecrow</text:p>
          </table:table-cell>
          <table:table-cell/>
          <table:table-cell table:style-name="ce9" office:value-type="string">
            <text:p>SEN020KGO</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9.8">
            <text:p>19.8</text:p>
          </table:table-cell>
          <table:table-cell/>
          <table:table-cell table:formula="of:=([.E54])*[.I54]*IF([.H54]=&quot;$&quot;;[index.B$23];IF([.H54]=&quot;BP&quot;;[index.B$24];1)) + IF([.E54]&gt;0;[.J54];0)" office:value-type="float" office:value="0">
            <text:p>0</text:p>
          </table:table-cell>
          <table:table-cell table:formula="of:=([.E54]-[.G54])*[.I54]*IF([.H54]=&quot;$&quot;;[index.B$23];IF([.H54]=&quot;BP&quot;;[index.B$24];1)) + IF(([.E54]-[.G54])&gt;0;[.J54];0)" office:value-type="float" office:value="0">
            <text:p>0</text:p>
          </table:table-cell>
          <table:table-cell table:number-columns-repeated="2"/>
          <table:table-cell office:value-type="string">
            <text:p>http://www.elecrow.com/weight-sensor-scales-kit-20kg-p-714.html</text:p>
          </table:table-cell>
          <table:table-cell table:number-columns-repeated="1009"/>
        </table:table-row>
        <table:table-row table:style-name="ro4">
          <table:table-cell office:value-type="string">
            <text:p>Elecrow weight sensor kit 3 kg, for Arduino</text:p>
          </table:table-cell>
          <table:table-cell office:value-type="string">
            <text:p>elecrow</text:p>
          </table:table-cell>
          <table:table-cell/>
          <table:table-cell table:style-name="ce9" office:value-type="string">
            <text:p>SEN003KGK</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17.8">
            <text:p>17.8</text:p>
          </table:table-cell>
          <table:table-cell/>
          <table:table-cell table:formula="of:=([.E55])*[.I55]*IF([.H55]=&quot;$&quot;;[index.B$23];IF([.H55]=&quot;BP&quot;;[index.B$24];1)) + IF([.E55]&gt;0;[.J55];0)" office:value-type="float" office:value="15.842">
            <text:p>15.842</text:p>
          </table:table-cell>
          <table:table-cell table:formula="of:=([.E55]-[.G55])*[.I55]*IF([.H55]=&quot;$&quot;;[index.B$23];IF([.H55]=&quot;BP&quot;;[index.B$24];1)) + IF(([.E55]-[.G55])&gt;0;[.J55];0)" office:value-type="float" office:value="15.842">
            <text:p>15.842</text:p>
          </table:table-cell>
          <table:table-cell table:number-columns-repeated="2"/>
          <table:table-cell office:value-type="string">
            <text:p>http://www.elecrow.com/weight-sensor-kit-3kg-p-883.html</text:p>
          </table:table-cell>
          <table:table-cell table:number-columns-repeated="1009"/>
        </table:table-row>
        <table:table-row table:style-name="ro4">
          <table:table-cell table:number-columns-repeated="3"/>
          <table:table-cell table:style-name="ce9"/>
          <table:table-cell table:number-columns-repeated="6"/>
          <table:table-cell table:formula="of:=SUM([.K6:.K55])" office:value-type="float" office:value="3941.10544535112">
            <text:p>3941.1054453511</text:p>
          </table:table-cell>
          <table:table-cell table:formula="of:=SUM([.L6:.L55])" office:value-type="float" office:value="170.6034">
            <text:p>170.6034</text:p>
          </table:table-cell>
          <table:table-cell table:formula="of:=[.L56]" office:value-type="float" office:value="170.6034">
            <text:p>170.6034</text:p>
          </table:table-cell>
          <table:table-cell table:style-name="ce6" office:value-type="string">
            <text:p>€</text:p>
          </table:table-cell>
          <table:table-cell table:number-columns-repeated="1010"/>
        </table:table-row>
        <table:table-row table:style-name="ro4">
          <table:table-cell table:number-columns-repeated="3"/>
          <table:table-cell table:style-name="ce9"/>
          <table:table-cell table:number-columns-repeated="6"/>
          <table:table-cell office:value-type="string">
            <text:p>total spent</text:p>
          </table:table-cell>
          <table:table-cell office:value-type="string">
            <text:p>total required</text:p>
          </table:table-cell>
          <table:table-cell table:number-columns-repeated="1012"/>
        </table:table-row>
        <table:table-row table:style-name="ro4">
          <table:table-cell table:style-name="ce6"/>
          <table:table-cell table:number-columns-repeated="1023"/>
        </table:table-row>
        <table:table-row table:style-name="ro1">
          <table:table-cell table:number-columns-repeated="3"/>
          <table:table-cell table:style-name="Default"/>
          <table:table-cell table:style-name="ce14"/>
          <table:table-cell table:style-name="ce16"/>
          <table:table-cell table:style-name="ce18"/>
          <table:table-cell table:number-columns-repeated="5"/>
          <table:table-cell table:style-name="Default"/>
          <table:table-cell table:number-columns-repeated="1011"/>
        </table:table-row>
        <table:table-row table:style-name="ro4">
          <table:table-cell table:number-columns-repeated="7"/>
          <table:table-cell table:style-name="ce19"/>
          <table:table-cell table:number-columns-repeated="1016"/>
        </table:table-row>
        <table:table-row table:style-name="ro1" table:number-rows-repeated="7">
          <table:table-cell table:number-columns-repeated="3"/>
          <table:table-cell table:style-name="Default"/>
          <table:table-cell table:style-name="ce14"/>
          <table:table-cell table:style-name="ce16"/>
          <table:table-cell table:style-name="ce18"/>
          <table:table-cell table:number-columns-repeated="1017"/>
        </table:table-row>
        <table:table-row table:style-name="ro4">
          <table:table-cell table:number-columns-repeated="7"/>
          <table:table-cell table:style-name="ce19"/>
          <table:table-cell table:number-columns-repeated="1016"/>
        </table:table-row>
        <table:table-row table:style-name="ro4">
          <table:table-cell table:number-columns-repeated="1024"/>
        </table:table-row>
        <table:table-row table:style-name="ro1" table:number-rows-repeated="7">
          <table:table-cell table:number-columns-repeated="3"/>
          <table:table-cell table:style-name="Default"/>
          <table:table-cell table:style-name="ce14"/>
          <table:table-cell table:style-name="ce16"/>
          <table:table-cell table:style-name="ce18"/>
          <table:table-cell table:number-columns-repeated="1017"/>
        </table:table-row>
        <table:table-row table:style-name="ro1" table:number-rows-repeated="3">
          <table:table-cell table:number-columns-repeated="3"/>
          <table:table-cell table:style-name="Default"/>
          <table:table-cell table:style-name="ce14"/>
          <table:table-cell table:style-name="ce16"/>
          <table:table-cell table:style-name="ce18"/>
          <table:table-cell table:number-columns-repeated="7"/>
          <table:table-cell table:style-name="ce20" table:number-columns-repeated="1010"/>
        </table:table-row>
        <table:table-row table:style-name="ro1" table:number-rows-repeated="2">
          <table:table-cell table:number-columns-repeated="3"/>
          <table:table-cell table:style-name="Default"/>
          <table:table-cell table:style-name="ce14"/>
          <table:table-cell table:style-name="ce16"/>
          <table:table-cell table:style-name="ce18"/>
          <table:table-cell table:number-columns-repeated="1017"/>
        </table:table-row>
        <table:table-row table:style-name="ro7">
          <table:table-cell table:number-columns-repeated="3"/>
          <table:table-cell table:style-name="Default"/>
          <table:table-cell table:style-name="ce14"/>
          <table:table-cell table:style-name="ce16"/>
          <table:table-cell table:style-name="ce18"/>
          <table:table-cell table:number-columns-repeated="7"/>
          <table:table-cell table:style-name="ce9"/>
          <table:table-cell table:number-columns-repeated="1009"/>
        </table:table-row>
        <table:table-row table:style-name="ro7">
          <table:table-cell table:number-columns-repeated="3"/>
          <table:table-cell table:style-name="Default"/>
          <table:table-cell table:style-name="ce14"/>
          <table:table-cell table:style-name="ce16"/>
          <table:table-cell table:style-name="ce18"/>
          <table:table-cell table:number-columns-repeated="7"/>
          <table:table-cell table:style-name="ce21"/>
          <table:table-cell table:number-columns-repeated="1009"/>
        </table:table-row>
        <table:table-row table:style-name="ro7">
          <table:table-cell table:number-columns-repeated="3"/>
          <table:table-cell table:style-name="Default"/>
          <table:table-cell table:style-name="ce14"/>
          <table:table-cell table:style-name="ce16"/>
          <table:table-cell table:style-name="ce18"/>
          <table:table-cell table:number-columns-repeated="7"/>
          <table:table-cell table:style-name="ce9"/>
          <table:table-cell table:number-columns-repeated="1009"/>
        </table:table-row>
        <table:table-row table:style-name="ro1" table:number-rows-repeated="9">
          <table:table-cell table:number-columns-repeated="3"/>
          <table:table-cell table:style-name="Default"/>
          <table:table-cell table:style-name="ce14"/>
          <table:table-cell table:style-name="ce16"/>
          <table:table-cell table:style-name="ce18"/>
          <table:table-cell table:number-columns-repeated="1017"/>
        </table:table-row>
        <table:table-row table:style-name="ro4" table:number-rows-repeated="4">
          <table:table-cell table:number-columns-repeated="1024"/>
        </table:table-row>
        <table:table-row table:style-name="ro4">
          <table:table-cell table:number-columns-repeated="14"/>
          <table:table-cell table:style-name="ce6"/>
          <table:table-cell table:number-columns-repeated="1009"/>
        </table:table-row>
        <table:table-row table:style-name="ro4" table:number-rows-repeated="7">
          <table:table-cell table:number-columns-repeated="1024"/>
        </table:table-row>
        <table:table-row table:style-name="ro4">
          <table:table-cell table:number-columns-repeated="14"/>
          <table:table-cell table:style-name="ce6"/>
          <table:table-cell table:number-columns-repeated="1009"/>
        </table:table-row>
        <table:table-row table:style-name="ro4" table:number-rows-repeated="1048469">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6929in" fo:page-height="8.2681in" style:num-format="1" style:print-orientation="landscape" style:shadow="none" fo:background-color="transparent" style:scale-to="100%" style:writing-mode="lr-tb">
        <style:background-image/>
      </style:page-layout-properties>
      <style:header-style>
        <style:header-footer-properties fo:min-height="0.3in" fo:margin-left="0in" fo:margin-right="0in" fo:margin-bottom="0.1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iner Machne</meta:initial-creator>
    <meta:creation-date>2014-09-26T13:56:12</meta:creation-date>
    <dc:date>2016-02-04T12:21:37</dc:date>
    <meta:editing-duration>P2DT6H56M9S</meta:editing-duration>
    <meta:editing-cycles>664</meta:editing-cycles>
    <meta:generator>LibreOffice/3.5$Linux_x86 LibreOffice_project/350m1$Build-2</meta:generator>
    <dc:creator>Rainer Machne</dc:creator>
    <meta:printed-by>Rainer Machne</meta:printed-by>
    <meta:print-date>2016-01-20T17:16:17</meta:print-date>
    <meta:document-statistic meta:table-count="2" meta:cell-count="504" meta:object-count="0"/>
    <meta:user-defined meta:name="qrichtext">1</meta:user-defined>
  </office:meta>
</office:document-meta>
</file>